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Serif"/>
    </style:style>
    <style:style style:name="T1" style:family="text">
      <style:text-properties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74cm" svg:height="25.453cm" svg:x="1cm" svg:y="1cm">
          <draw:image xlink:href="../pngs/wald-intro-sec3.png" xlink:type="simple" xlink:show="embed" xlink:actuate="onLoad">
            <text:p/>
          </draw:image>
        </draw:frame>
        <draw:frame draw:style-name="gr1" draw:text-style-name="P1" draw:layer="layout" svg:width="17.32cm" svg:height="24.967cm" svg:x="18.478cm" svg:y="1.052cm">
          <draw:image xlink:href="../pngs/wald-var1-sec3.png" xlink:type="simple" xlink:show="embed" xlink:actuate="onLoad">
            <text:p/>
          </draw:image>
        </draw:frame>
        <draw:frame draw:style-name="gr1" draw:text-style-name="P1" draw:layer="layout" svg:width="29.718cm" svg:height="2.625cm" svg:x="5.572cm" svg:y="27.762cm">
          <draw:image xlink:href="../pngs/wald-part-a-sec3-repeat-signs.png" xlink:type="simple" xlink:show="embed" xlink:actuate="onLoad">
            <text:p/>
          </draw:image>
        </draw:frame>
        <draw:frame draw:style-name="gr2" draw:text-style-name="P2" draw:layer="layout" svg:width="6.496cm" svg:height="1.016cm" svg:x="2.018cm" svg:y="26.527cm">
          <draw:text-box>
            <text:p><text:span text:style-name="T1">Shifting repeat signs</text:span></text:p>
          </draw:text-box>
        </draw:frame>
        <draw:frame draw:style-name="gr2" draw:text-style-name="P2" draw:layer="layout" svg:width="3.321cm" svg:height="1.016cm" svg:x="2.018cm" svg:y="27.67cm">
          <draw:text-box>
            <text:p><text:span text:style-name="T1">Intro:Sec3</text:span></text:p>
          </draw:text-box>
        </draw:frame>
        <draw:frame draw:style-name="gr2" draw:text-style-name="P2" draw:layer="layout" svg:width="3.321cm" svg:height="1.016cm" svg:x="2.018cm" svg:y="29.342cm">
          <draw:text-box>
            <text:p><text:span text:style-name="T1">Var1:Sec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1:05:10.101944000</meta:creation-date>
    <dc:date>2017-02-17T12:09:33.876667000</dc:date>
    <meta:editing-duration>PT13M45S</meta:editing-duration>
    <meta:editing-cycles>6</meta:editing-cycles>
    <meta:generator>LibreOffice/5.1.6.2$MacOSX_X86_64 LibreOffice_project/07ac168c60a517dba0f0d7bc7540f5afa45f0909</meta:generator>
    <meta:document-statistic meta:object-count="6"/>
  </office:meta>
</office:document-meta>
</file>